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swiss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e994" draw:textarea-horizontal-align="justify" draw:textarea-vertical-align="middle" draw:auto-grow-height="false" fo:min-height="0.597cm" fo:min-width="0.961cm"/>
    </style:style>
    <style:style style:name="gr2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000000" draw:fill-color="#ec9ba4" draw:textarea-horizontal-align="justify" draw:textarea-vertical-align="middle" draw:auto-grow-height="false" fo:min-height="0.597cm" fo:min-width="0.961cm"/>
      <style:paragraph-properties style:writing-mode="lr-tb"/>
    </style:style>
    <style:style style:name="gr5" style:family="graphic" style:parent-style-name="standard">
      <style:graphic-properties svg:stroke-color="#000000" draw:fill-color="#ec9ba4" draw:textarea-horizontal-align="justify" draw:textarea-vertical-align="middle" draw:auto-grow-height="false" fo:min-height="0.597cm" fo:min-width="0.961cm"/>
    </style:style>
    <style:style style:name="gr6" style:family="graphic" style:parent-style-name="standard">
      <style:graphic-properties svg:stroke-color="#000000" draw:fill-color="#ff6d6d" draw:textarea-horizontal-align="justify" draw:textarea-vertical-align="middle" draw:auto-grow-height="false" fo:min-height="1.401cm" fo:min-width="1.7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svg:stroke-color="#000000" draw:fill-color="#ff972f" draw:textarea-horizontal-align="justify" draw:textarea-vertical-align="middle" draw:auto-grow-height="false" fo:min-height="1.448cm" fo:min-width="0.262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objectwithoutfill">
      <style:graphic-properties draw:stroke="dash" draw:stroke-dash="Long_20_Dash" svg:stroke-color="#808080" draw:marker-end="Arrowheads_20_1" draw:marker-end-width="0.3cm" draw:fill="none" draw:textarea-vertical-align="middle"/>
    </style:style>
    <style:style style:name="gr13" style:family="graphic" style:parent-style-name="standard">
      <style:graphic-properties svg:stroke-color="#000000" draw:fill-color="#ffe994" draw:textarea-horizontal-align="justify" draw:textarea-vertical-align="middle" draw:auto-grow-height="false" fo:min-height="0.597cm" fo:min-width="0.96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5" style:family="graphic" style:parent-style-name="standard">
      <style:graphic-properties svg:stroke-color="#000000" draw:fill-color="#bf819e" draw:textarea-horizontal-align="justify" draw:textarea-vertical-align="middle" draw:auto-grow-height="false" fo:min-height="1.448cm" fo:min-width="0.135cm"/>
      <style:paragraph-properties style:writing-mode="lr-tb"/>
    </style:style>
    <style:style style:name="P1" style:family="paragraph">
      <loext:graphic-properties draw:fill-color="#ffe994"/>
      <style:paragraph-properties fo:text-align="center"/>
    </style:style>
    <style:style style:name="P2" style:family="paragraph">
      <style:text-properties style:font-name="Cambria" fo:font-size="26pt"/>
    </style:style>
    <style:style style:name="P3" style:family="paragraph">
      <loext:graphic-properties draw:fill="none" draw:fill-color="#ffffff"/>
      <style:text-properties style:font-name="Cambria" fo:font-size="2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ec9ba4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6d6d"/>
      <style:paragraph-properties fo:text-align="center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/>
    </style:style>
    <style:style style:name="P10" style:family="paragraph">
      <loext:graphic-properties draw:fill-color="#ff972f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bf819e"/>
      <style:paragraph-properties fo:text-align="center"/>
    </style:style>
    <style:style style:name="T1" style:family="text">
      <style:text-properties style:font-name-asian="Liberation Sans" style:font-name-complex="Liberation Sans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2.54cm" draw:transform="rotate (-1.5707963267949) translate (8.633cm 6.9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0.635cm" svg:height="1.326cm" svg:x="6.755cm" svg:y="7.758cm">
          <draw:text-box>
            <text:p text:style-name="P2"><text:span text:style-name="T1">∫</text:span></text:p>
          </draw:text-box>
        </draw:frame>
        <draw:frame draw:style-name="gr3" draw:text-style-name="P4" draw:layer="layout" svg:width="0.875cm" svg:height="1.673cm" svg:x="6.047cm" svg:y="7.504cm">
          <draw:text-box>
            <text:p>+</text:p>
            <text:p>_</text:p>
          </draw:text-box>
        </draw:frame>
        <draw:custom-shape draw:style-name="gr4" draw:text-style-name="P5" draw:layer="layout" svg:width="2.921cm" svg:height="2.54cm" draw:transform="rotate (-1.5707963267949) translate (15.333cm 6.969cm)">
          <text:p text:style-name="P6"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2.921cm" svg:height="2.54cm" draw:transform="rotate (-1.5707963267949) translate (15.333cm 10.56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2.286cm" svg:height="1.651cm" svg:x="9.395cm" svg:y="7.604cm">
          <text:p text:style-name="P6">Limiter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27cm" svg:height="1.27cm" svg:x="13.078cm" svg:y="7.935cm">
          <draw:text-box>
            <text:p>+1</text:p>
          </draw:text-box>
        </draw:frame>
        <draw:frame draw:style-name="gr8" draw:text-style-name="P4" draw:layer="layout" svg:width="1.555cm" svg:height="1.673cm" svg:x="13.093cm" svg:y="11.585cm">
          <draw:text-box>
            <text:p>-1</text:p>
          </draw:text-box>
        </draw:frame>
        <draw:frame draw:style-name="gr3" draw:text-style-name="P9" draw:layer="layout" svg:width="3.753cm" svg:height="1.916cm" svg:x="5.261cm" svg:y="4.881cm">
          <draw:text-box>
            <text:p text:style-name="P8">OPA37</text:p>
            <text:p text:style-name="P8">Error amplifier/</text:p>
            <text:p text:style-name="P8">compensator</text:p>
          </draw:text-box>
        </draw:frame>
        <draw:frame draw:style-name="gr3" draw:text-style-name="P9" draw:layer="layout" svg:width="4.109cm" svg:height="1.361cm" svg:x="12.362cm" svg:y="5.482cm">
          <draw:text-box>
            <text:p text:style-name="P8">OPA548</text:p>
            <text:p text:style-name="P8">power amplifiers</text:p>
          </draw:text-box>
        </draw:frame>
        <draw:custom-shape draw:style-name="gr9" draw:text-style-name="P10" draw:layer="layout" svg:width="0.762cm" svg:height="1.698cm" svg:x="18.718cm" svg:y="9.382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353cm" svg:height="0.806cm" svg:x="19.435cm" svg:y="9.745cm">
          <draw:text-box>
            <text:p text:style-name="P8">Coil</text:p>
          </draw:text-box>
        </draw:frame>
        <draw:line draw:style-name="gr10" draw:text-style-name="P11" draw:layer="layout" svg:x1="8.633cm" svg:y1="8.43cm" svg:x2="9.395cm" svg:y2="8.43cm">
          <text:p/>
        </draw:line>
        <draw:line draw:style-name="gr10" draw:text-style-name="P11" draw:layer="layout" svg:x1="11.681cm" svg:y1="8.493cm" svg:x2="12.793cm" svg:y2="8.493cm">
          <text:p/>
        </draw:line>
        <draw:polyline draw:style-name="gr11" draw:text-style-name="P11" draw:layer="layout" svg:width="0.652cm" svg:height="0.949cm" svg:x="18.433cm" svg:y="8.43cm" svg:viewBox="0 0 653 950" draw:points="0,0 653,0 653,950">
          <text:p/>
        </draw:polyline>
        <draw:polyline draw:style-name="gr11" draw:text-style-name="P11" draw:layer="layout" svg:width="0.652cm" svg:height="0.949cm" draw:transform="rotate (-3.14159265358979) translate (19.087cm 12.03cm)" svg:viewBox="0 0 653 950" draw:points="653,0 0,0 0,950">
          <text:p/>
        </draw:polyline>
        <draw:line draw:style-name="gr10" draw:text-style-name="P11" draw:layer="layout" svg:x1="12.049cm" svg:y1="12.093cm" svg:x2="12.793cm" svg:y2="12.093cm">
          <text:p/>
        </draw:line>
        <draw:line draw:style-name="gr11" draw:text-style-name="P11" draw:layer="layout" svg:x1="12.049cm" svg:y1="12.093cm" svg:x2="12.049cm" svg:y2="8.493cm">
          <text:p/>
        </draw:line>
        <draw:line draw:style-name="gr12" draw:text-style-name="P11" draw:layer="layout" svg:x1="18.446cm" svg:y1="8.247cm" svg:x2="21.372cm" svg:y2="8.247cm">
          <text:p/>
        </draw:line>
        <draw:custom-shape draw:style-name="gr13" draw:text-style-name="P1" draw:layer="layout" svg:width="2.921cm" svg:height="2.54cm" draw:transform="rotate (-1.5707963267949) translate (23.933cm 6.78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9" draw:layer="layout" svg:width="3.512cm" svg:height="1.916cm" svg:x="21.118cm" svg:y="4.953cm">
          <draw:text-box>
            <text:p text:style-name="P8">INA828</text:p>
            <text:p text:style-name="P8">current sense</text:p>
            <text:p text:style-name="P8">amplifier</text:p>
          </draw:text-box>
        </draw:frame>
        <draw:line draw:style-name="gr11" draw:text-style-name="P11" draw:layer="layout" svg:x1="23.933cm" svg:y1="8.247cm" svg:x2="24.801cm" svg:y2="8.247cm">
          <text:p/>
        </draw:line>
        <draw:line draw:style-name="gr11" draw:text-style-name="P11" draw:layer="layout" svg:x1="24.801cm" svg:y1="8.247cm" svg:x2="24.801cm" svg:y2="15.097cm">
          <text:p/>
        </draw:line>
        <draw:line draw:style-name="gr11" draw:text-style-name="P11" draw:layer="layout" svg:x1="24.801cm" svg:y1="15.097cm" svg:x2="5.349cm" svg:y2="15.097cm">
          <text:p/>
        </draw:line>
        <draw:line draw:style-name="gr11" draw:text-style-name="P11" draw:layer="layout" svg:x1="5.349cm" svg:y1="15.097cm" svg:x2="5.349cm" svg:y2="9.001cm">
          <text:p/>
        </draw:line>
        <draw:line draw:style-name="gr10" draw:text-style-name="P11" draw:layer="layout" svg:x1="5.349cm" svg:y1="9.001cm" svg:x2="6.093cm" svg:y2="9.001cm">
          <text:p/>
        </draw:line>
        <draw:frame draw:style-name="gr14" draw:text-style-name="P4" draw:layer="layout" svg:width="2.286cm" svg:height="0.962cm" svg:x="21.345cm" svg:y="7.739cm">
          <draw:text-box>
            <text:p>+4.5</text:p>
          </draw:text-box>
        </draw:frame>
        <draw:line draw:style-name="gr10" draw:text-style-name="P11" draw:layer="layout" svg:x1="5.331cm" svg:y1="7.985cm" svg:x2="6.093cm" svg:y2="7.985cm">
          <text:p/>
        </draw:line>
        <draw:frame draw:style-name="gr3" draw:text-style-name="P4" draw:layer="layout" svg:width="2.826cm" svg:height="0.962cm" svg:x="2.651cm" svg:y="7.477cm">
          <draw:text-box>
            <text:p>Setpoint</text:p>
          </draw:text-box>
        </draw:frame>
        <draw:custom-shape draw:style-name="gr15" draw:text-style-name="P12" draw:layer="layout" svg:width="0.635cm" svg:height="1.698cm" draw:transform="rotate (-1.5707963267949) translate (18.446cm 8.112cm)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6cm" svg:height="0.806cm" svg:x="16.839cm" svg:y="8.068cm">
          <draw:text-box>
            <text:p text:style-name="P8"><text:span text:style-name="T2">0.1Ω</text:span></text:p>
          </draw:text-box>
        </draw:frame>
        <draw:line draw:style-name="gr11" draw:text-style-name="P11" draw:layer="layout" svg:x1="16.748cm" svg:y1="8.43cm" svg:x2="15.333cm" svg:y2="8.43cm">
          <text:p/>
        </draw:line>
        <draw:custom-shape draw:style-name="gr15" draw:text-style-name="P12" draw:layer="layout" svg:width="0.635cm" svg:height="1.698cm" draw:transform="rotate (-1.5707963267949) translate (18.447cm 11.712cm)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6cm" svg:height="0.806cm" svg:x="16.84cm" svg:y="11.668cm">
          <draw:text-box>
            <text:p text:style-name="P8"><text:span text:style-name="T2">0.1Ω</text:span></text:p>
          </draw:text-box>
        </draw:frame>
        <draw:line draw:style-name="gr11" draw:text-style-name="P11" draw:layer="layout" svg:x1="16.749cm" svg:y1="12.03cm" svg:x2="15.334cm" svg:y2="12.03cm">
          <text:p/>
        </draw:line>
        <draw:frame draw:style-name="gr3" draw:text-style-name="P9" draw:layer="layout" svg:width="3.618cm" svg:height="1.361cm" svg:x="16.305cm" svg:y="6.751cm">
          <draw:text-box>
            <text:p text:style-name="P8">Current sense</text:p>
            <text:p text:style-name="P8">resistor</text:p>
          </draw:text-box>
        </draw:frame>
        <draw:line draw:style-name="gr10" draw:text-style-name="P11" draw:layer="layout" svg:x1="5.349cm" svg:y1="15.097cm" svg:x2="4.587cm" svg:y2="15.097cm">
          <text:p/>
        </draw:line>
        <draw:frame draw:style-name="gr3" draw:text-style-name="P4" draw:layer="layout" svg:width="2.614cm" svg:height="1.673cm" svg:x="2.13cm" svg:y="14.208cm">
          <draw:text-box>
            <text:p>Current</text:p>
            <text:p>monitor</text:p>
          </draw:text-box>
        </draw:frame>
        <draw:frame draw:style-name="gr3" draw:text-style-name="P4" draw:layer="layout" svg:width="3.36cm" svg:height="0.962cm" svg:x="1.635cm" svg:y="8.547cm">
          <draw:text-box>
            <text:p>(0.45 V/A)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swiss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ahnschrift SemiBold" svg:font-family="'Bahnschrift SemiBold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on Straney</meta:initial-creator>
    <meta:creation-date>2021-06-02T09:16:58.970000000</meta:creation-date>
    <dc:date>2021-06-02T09:56:45.638000000</dc:date>
    <dc:creator>Don Straney</dc:creator>
    <meta:editing-duration>PT9M12S</meta:editing-duration>
    <meta:editing-cycles>5</meta:editing-cycles>
    <meta:generator>LibreOffice/7.0.4.2$Windows_X86_64 LibreOffice_project/dcf040e67528d9187c66b2379df5ea4407429775</meta:generator>
    <meta:document-statistic meta:object-count="39"/>
  </office:meta>
</office:document-meta>
</file>